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4230" calcext:value-type="float">
            <text:p>423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Running</text:p>
          </table:table-cell>
          <table:table-cell/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07:31.568614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9T10:41:40.752439494</dc:date>
    <meta:editing-duration>PT2H29M58S</meta:editing-duration>
    <meta:editing-cycles>56</meta:editing-cycles>
    <meta:document-statistic meta:table-count="1" meta:cell-count="1193" meta:object-count="0"/>
  </office:meta>
</office:document-meta>
</file>